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66c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ra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ata da Compra</text:p>
          </table:table-cell>
          <table:table-cell table:style-name="ce1" office:value-type="string" calcext:value-type="string">
            <text:p>Meio de Pagamento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7-01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Feijão Tropeiro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2024-07-01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7-02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7-02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7-03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Legumes Salteados</text:p>
          </table:table-cell>
          <table:table-cell office:value-type="string" calcext:value-type="string">
            <text:p>14,00</text:p>
          </table:table-cell>
          <table:table-cell office:value-type="string" calcext:value-type="string">
            <text:p>2024-07-04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7-05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7-06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Sobremesa (Pavê de Chocolate)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2024-07-07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Fruta da Estação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2024-07-07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7-0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7-09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Peixe Grelhado com Limão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7-1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Polenta com Ragu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7-11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Sopa de Legumes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7-12</text:p>
          </table:table-cell>
          <table:table-cell office:value-type="string" calcext:value-type="string">
            <text:p>Dinh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16:50.777154271</meta:creation-date>
    <dc:date>2024-10-24T17:18:22.704634413</dc:date>
    <meta:editing-duration>PT1M33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